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Hyperlink" style:family="text">
      <style:text-properties style:font-name="Times New Roman"/>
    </style:style>
    <style:style style:name="T18" style:parent-style-name="Hyperlink" style:family="text">
      <style:text-properties style:font-name="Times New Roman"/>
    </style:style>
    <style:style style:name="T19" style:parent-style-name="Hyperlink" style:family="text">
      <style:text-properties style:font-name="Times New Roman"/>
    </style:style>
    <style:style style:name="T20" style:parent-style-name="DefaultParagraphFont" style:family="text">
      <style:text-properties style:font-name="Times New Roman"/>
    </style:style>
    <style:style style:name="P21" style:parent-style-name="Normal" style:family="paragraph">
      <style:text-properties style:font-name="Times New Roman" fo:font-size="10pt" style:font-size-asian="10pt"/>
    </style:style>
    <style:style style:name="P22" style:parent-style-name="ListParagraph" style:list-style-name="LFO1" style:family="paragraph">
      <style:text-properties style:font-name="Times New Roman" fo:font-size="10pt" style:font-size-asian="10pt"/>
    </style:style>
    <style:style style:name="P23" style:parent-style-name="ListParagraph" style:family="paragraph">
      <style:text-properties style:font-name="Times New Roman" fo:font-size="10pt" style:font-size-asian="10pt"/>
    </style:style>
    <style:style style:name="P24" style:parent-style-name="ListParagraph" style:list-style-name="LFO1" style:family="paragraph">
      <style:text-properties style:font-name="Times New Roman"/>
    </style:style>
    <style:style style:name="P25" style:parent-style-name="ListParagraph" style:family="paragraph">
      <style:text-properties style:font-name="Times New Roman"/>
    </style:style>
    <style:style style:name="P26" style:parent-style-name="ListParagraph" style:list-style-name="LFO1" style:family="paragraph"/>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fo:font-weight="bold" style:font-weight-asian="bold"/>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fo:font-weight="bold" style:font-weight-asian="bold"/>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fo:font-weight="bold" style:font-weight-asian="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fo:font-weight="bold" style:font-weight-asian="bold"/>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office:automatic-styles>
  <office:body>
    <office:text text:use-soft-page-breaks="true">
      <text:p text:style-name="P1"><text:span text:style-name="T14">Documentation for Trial Run v1.0</text:span><text:span text:style-name="T15"><text:s/>(Video Link</text:span><text:span text:style-name="T16">:<text:s/></text:span><text:a xlink:href="https://youtu.be/9RXGVvelIdU" office:target-frame-name="_top" xlink:show="replace"><text:span text:style-name="T17">https://youtu.be/9RXGVvel</text:span><text:bookmark-start text:name="_Hlt510964354"/><text:bookmark-start text:name="_Hlt510964355"/><text:span text:style-name="T18">I</text:span><text:bookmark-end text:name="_Hlt510964354"/><text:bookmark-end text:name="_Hlt510964355"/><text:span text:style-name="T19">dU</text:span></text:a><text:span text:style-name="T20"><text:s/>)</text:span></text:p>
      <text:p text:style-name="P21">Content:<text:line-break/>1) Game Objective<text:line-break/>2) Game Controls<text:line-break/>3)<text:s/>Features implemented:</text:p>
      <text:list text:style-name="LFO1" text:continue-numbering="true">
        <text:list-item>
          <text:p text:style-name="P22">Game Objective</text:p>
        </text:list-item>
      </text:list>
      <text:p text:style-name="P23">The objective of this game is to navigate the soldier through the map to<text:s/>collect ammo-crate objects, once the user has collected the required ammo-crates for that level, only then will they be granted access to the door to progress onto the next level.<text:s/><text:line-break/>E.g. In game scenario for level 1: Once the user has picked up the minimum<text:s/>ammo crates (5) then they will be they able to progress to the next level. The number of crate objects to collect will accumulate for each level.</text:p>
      <text:list text:style-name="LFO1" text:continue-numbering="true">
        <text:list-item>
          <text:p text:style-name="P24">Game Controls</text:p>
        </text:list-item>
      </text:list>
      <text:p text:style-name="P25">The user will be solely responsible for only game character soldier. The following controls are:<text:line-break/>Run Left = A<text:tab/>Run Right = D<text:tab/><text:s/>Jump = W <text:s text:c="4"/>Hover = SPACE<text:tab/><text:s text:c="4"/>Shoot = F</text:p>
      <text:list text:style-name="LFO1" text:continue-numbering="true">
        <text:list-item>
          <text:p text:style-name="P26"><text:span text:style-name="T27">Below will be<text:s/></text:span><text:span text:style-name="T28">all</text:span><text:span text:style-name="T29"><text:s/>the main features implemented onto my project as well as the coding challenges that I have faced:</text:span><text:span text:style-name="T30"><text:line-break/></text:span><text:span text:style-name="T31">Sound:<text:s/></text:span><text:span text:style-name="T32">For each level I have setup the different background music that will be active for the duration of the game. This has been all setup within the game.java class here the method that navigates the user to the next level had been used, initially once the game is loade</text:span><text:span text:style-name="T33">d the 1st sound file is accessed via the sound folder located within the sub-directory of the data folder of my game. When moving onto the next level, I incorporated the ‘goNextLevel’ method to also stop the current sound file and to execute a new sound file from the same directory. This process would be applied for the next level…</text:span><text:span text:style-name="T34"><text:line-break/>The problem I faced with this feature was that when transitioning onto the next sound file for the next level I did not include a function to stop the current sound file loop which led to the background music files to overlap and eventually lead to further game faults. I overcame this problem by simply incorporating the function to stop the game music beforehand using<text:s/></text:span><text:span text:style-name="T35">‘gameMusic.stop()’ that would load the new sound file once and only the current loop for the previous sound has been stopped.</text:span><text:span text:style-name="T36"><text:line-break/></text:span><text:span text:style-name="T37">Main Menu:</text:span><text:span text:style-name="T38"><text:s/>Throughout the game I have implemented a simple menu that the user is able to have access and control during in-game. The functions that the menu offers are the following: pause, resume, restart and quit.</text:span><text:span text:style-name="T39"><text:line-break/></text:span><text:span text:style-name="T40">LeftWallCollision and RightWallCollision:<text:s/></text:span><text:span text:style-name="T41">These classes are associated with the left and right wall borders of the game that will also be linked with Tank object (secondary) these are collision listeners</text:span><text:span text:style-name="T42">, the role of the left wall collision is that once the tank collides with the left wall it will change direction towards right and begin to accelerate left, and vice versa with the right wall. Here the problem I faced was that the parameter that was passed into the object class for both walls was<text:s/></text:span><text:span text:style-name="T43">the soldier instead of tank which led to compiling error as object class for soldier was not found within the collision. To solve this, I instantiated the tank var inside both the collision listeners to then be able to parse in the argument within the object class, this then enabled a successful collision outcome between the tank and both the left wall and right wall.</text:span><text:span text:style-name="T44"><text:line-break/></text:span><text:span text:style-name="T45">Shooting:<text:s/></text:span><text:span text:style-name="T46">The shooting functionality that I have implemented within this game, enables the user to fire a bullet to the projectile of the soldier. If the soldier moves right the projectile for the bullet will be set right, otherwise if the soldier moves left the projectile for the bullet will be set left. The problem I face with this is that<text:s/></text:span><text:span text:style-name="T47">when moving left instead of the bullet projectile being set left the projectile is<text:s/></text:span><text:span text:style-name="T48">being</text:span><text:span text:style-name="T49"><text:s/>set right, so once the user clicks on the ‘F’<text:s/></text:span><text:span text:style-name="T50">whilst moving left the bullet projectile will move east.</text:span><text:span text:style-name="T51"><text:s/>Currently I am still working on fixing this issue.</text:span><text:span text:style-name="T52"><text:s/></text:span><text:span text:style-name="T53"><text:line-break/></text:span><text:span text:style-name="T54">Tank:<text:s/></text:span><text:span text:style-name="T55">Is one of the many objects that the soldier will need to avoid, upon colliding with the enemy tank object the<text:s/></text:span><text:span text:style-name="T56">user’s</text:span><text:span text:style-name="T57"><text:s/>health count will decrement.</text:span><text:span text:style-name="T58"><text:s/>Associated with this object is an animation that I had manually implemented this will reflect a more real-life scenario than a static object.<text:s/></text:span></text:p>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0.4909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979in"/>
      </style:footer-style>
    </style:page-layout>
    <style:style style:name="P2" style:parent-style-name="Normal" style:family="paragraph">
      <style:paragraph-properties fo:background-color="#FFFFFF"/>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fo:font-size="10pt" style:font-size-asian="10pt" style:language-asian="en" style:country-asian="GB"/>
    </style:style>
    <style:style style:name="P13" style:parent-style-name="Header" style:family="paragraph">
      <style:text-properties style:font-name="Times New Roman"/>
    </style:style>
  </office:automatic-styles>
  <office:master-styles>
    <style:master-page style:name="MP0" style:page-layout-name="PL0">
      <style:header>
        <text:p text:style-name="P2"><text:span text:style-name="T3">Author: Saffan Ahmed</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IN1007 Programming in Java</text:span></text:p>
        <text:p text:style-name="P1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ffan Ahmed</meta:initial-creator>
    <dc:creator>Saffan Ahmed</dc:creator>
    <meta:creation-date>2018-03-26T15:24:00Z</meta:creation-date>
    <dc:date>2018-04-08T14:44:00Z</dc:date>
    <meta:template xlink:href="Normal" xlink:type="simple"/>
    <meta:editing-cycles>22</meta:editing-cycles>
    <meta:editing-duration>PT35820S</meta:editing-duration>
    <meta:document-statistic meta:page-count="1" meta:paragraph-count="8" meta:word-count="604" meta:character-count="4044" meta:row-count="28" meta:non-whitespace-character-count="3448"/>
  </office:meta>
</office:document-meta>
</file>